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5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0-07T12:21:08</dc:date>
    <meta:editing-duration>PT5H30M59S</meta:editing-duration>
    <meta:editing-cycles>79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4" meta:non-whitespace-character-count="1689"/>
  </office:meta>
</office:document-meta>
</file>